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7bc5c" officeooo:paragraph-rsid="0007bc5c"/>
    </style:style>
    <style:style style:name="P2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rsid="0006aa69" officeooo:paragraph-rsid="00062f5e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97196" officeooo:paragraph-rsid="00097196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b449a" officeooo:paragraph-rsid="000b449a"/>
    </style:style>
    <style:style style:name="P5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cdb2f" officeooo:paragraph-rsid="000cdb2f"/>
    </style:style>
    <style:style style:name="T1" style:family="text">
      <style:text-properties officeooo:rsid="0007b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NDERPLAS, <text:span text:style-name="T1">Jake.</text:span> Feature Engineering</text:p>
      <text:p text:style-name="P1">Link: <text:a xlink:type="simple" xlink:href="https://jakevdp.github.io/PythonDataScienceHandbook/05.04-feature-engineering.html" text:style-name="Internet_20_link" text:visited-style-name="Visited_20_Internet_20_Link">https://jakevdp.github.io/PythonDataScienceHandbook/05.04-feature-engineering.html</text:a></text:p>
      <text:p text:style-name="P1"/>
      <text:p text:style-name="P3">KEN, Ben Alex . Feature Scaling with scikit-learn</text:p>
      <text:p text:style-name="P3">Link: <text:a xlink:type="simple" xlink:href="https://benalexkeen.com/feature-scaling-with-scikit-learn/" text:style-name="Internet_20_link" text:visited-style-name="Visited_20_Internet_20_Link">https://benalexkeen.com/feature-scaling-with-scikit-learn/</text:a></text:p>
      <text:p text:style-name="P3"/>
      <text:p text:style-name="P3">Anthony Goldbloom gives you the secret to winning Kaggle competitions</text:p>
      <text:p text:style-name="P3">Link: <text:a xlink:type="simple" xlink:href="https://www.import.io/post/how-to-win-a-kaggle-competition/" text:style-name="Internet_20_link" text:visited-style-name="Visited_20_Internet_20_Link">https://www.import.io/post/how-to-win-a-kaggle-competition/</text:a></text:p>
      <text:p text:style-name="P3"/>
      <text:p text:style-name="P3">What are some best practices in Feature Engineering?</text:p>
      <text:p text:style-name="P4">Link: <text:a xlink:type="simple" xlink:href="https://www.quora.com/What-are-some-best-practices-in-Feature-Engineering" text:style-name="Internet_20_link" text:visited-style-name="Visited_20_Internet_20_Link">https://www.quora.com/What-are-some-best-practices-in-Feature-Engineering</text:a></text:p>
      <text:p text:style-name="P4"/>
      <text:p text:style-name="P5">BROWNLEE, Jason. Discover Feature Engineering, How to Engineer Features and How to Get Good at It</text:p>
      <text:p text:style-name="P5">Link: <text:a xlink:type="simple" xlink:href="https://machinelearningmastery.com/discover-feature-engineering-how-to-engineer-features-and-how-to-get-good-at-it/" text:style-name="Internet_20_link" text:visited-style-name="Visited_20_Internet_20_Link">https://machinelearningmastery.com/discover-feature-engineering-how-to-engineer-features-and-how-to-get-good-at-it/</text:a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2:37:27.078770988</meta:creation-date>
    <dc:title>ABNT - Arial</dc:title>
    <meta:editing-duration>PT2H13M5S</meta:editing-duration>
    <meta:editing-cycles>7</meta:editing-cycles>
    <meta:generator>LibreOffice/6.0.7.3$Linux_X86_64 LibreOffice_project/00m0$Build-3</meta:generator>
    <dc:date>2020-05-22T17:48:23.772709125</dc:date>
    <meta:document-statistic meta:table-count="0" meta:image-count="0" meta:object-count="0" meta:page-count="1" meta:paragraph-count="10" meta:word-count="56" meta:character-count="721" meta:non-whitespace-character-count="675"/>
    <meta:template xlink:type="simple" xlink:actuate="onRequest" xlink:title="ABNT - Arial" xlink:href="../../../../../../.config/libreoffice/4/user/template/ABNT%20-%20Arial.ott" meta:date="2020-05-13T22:37:22.020936386"/>
  </office:meta>
</office:document-meta>
</file>